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B" table:style-name="ta1">
        <table:shapes>
          <draw:frame draw:z-index="0" draw:style-name="gr1" draw:text-style-name="P1" svg:width="16.006cm" svg:height="9.004cm" svg:x="3.575cm" svg:y="4.914cm">
            <draw:object draw:notify-on-update-of-ranges="vB.A1:vB.A1 vB.A2:vB.A9 vB.B1:vB.B1 vB.B2:vB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editeur</text:p>
          </table:table-cell>
          <table:table-cell office:value-type="string" calcext:value-type="string">
            <text:p>nombre de BD</text:p>
          </table:table-cell>
        </table:table-row>
        <table:table-row table:style-name="ro1">
          <table:table-cell office:value-type="string" calcext:value-type="string">
            <text:p>Delcour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s humanoides assoc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nts d Oues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mboo Edi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nk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mbar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argaud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ika Edition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Unifon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7T14:48:42.908203900</dc:date>
    <meta:editing-duration>PT2M26S</meta:editing-duration>
    <meta:editing-cycles>1</meta:editing-cycles>
    <meta:document-statistic meta:table-count="1" meta:cell-count="18" meta:object-count="1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bar" chart:style-name="ch1">
        <chart:title svg:x="3.991cm" svg:y="0.316cm" chart:style-name="ch2">
          <text:p>Graphique du nombre de BD par éditeur</text:p>
        </chart:title>
        <chart:plot-area chart:style-name="ch3" table:cell-range-address="vB.A1:vB.B9" chart:data-source-has-labels="both" svg:x="1.331cm" svg:y="1.275cm" svg:width="14.356cm" svg:height="6.569cm">
          <chart:coordinate-region svg:x="1.952cm" svg:y="1.275cm" svg:width="13.735cm" svg:height="3.146cm"/>
          <chart:axis chart:dimension="x" chart:name="primary-x" chart:style-name="ch4" chartooo:axis-type="auto">
            <chartooo:date-scale/>
            <chart:title svg:x="7.936cm" svg:y="8.024cm" chart:style-name="ch5">
              <text:p>Éditeur</text:p>
            </chart:title>
            <chart:categories table:cell-range-address="vB.A2:vB.A9"/>
          </chart:axis>
          <chart:axis chart:dimension="y" chart:name="primary-y" chart:style-name="ch6">
            <chart:title svg:x="0.451cm" svg:y="5.661cm" chart:style-name="ch7">
              <text:p>nombre de BD</text:p>
            </chart:title>
            <chart:grid chart:style-name="ch8" chart:class="major"/>
          </chart:axis>
          <chart:series chart:style-name="ch9" chart:values-cell-range-address="vB.B2:vB.B9" chart:label-cell-address="vB.B1:vB.B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BD</text:p>
                <draw:g>
                  <svg:desc>vB.B1:vB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lcourt</text:p>
                <draw:g>
                  <svg:desc>vB.A2:vB.A9</svg:desc>
                </draw:g>
              </table:table-cell>
              <table:table-cell office:value-type="float" office:value="10">
                <text:p>10</text:p>
                <draw:g>
                  <svg:desc>vB.B2:vB.B9</svg:desc>
                </draw:g>
              </table:table-cell>
            </table:table-row>
            <table:table-row>
              <table:table-cell office:value-type="string">
                <text:p>Les humanoides associ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ents d Ouest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amboo Edit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nk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ombard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Dargaud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Pika Editio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